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P6" style:family="paragraph">
      <style:paragraph-properties fo:text-align="center"/>
      <style:text-properties fo:font-size="36pt"/>
    </style:style>
    <style:style style:name="P7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1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Segoe UI" fo:font-size="36pt" style:font-size-asian="36pt" style:font-size-complex="36pt"/>
    </style:style>
    <style:style style:name="T4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18pt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25cm" svg:x="1.27cm" svg:y="0.457cm">
          <draw:text-box>
            <text:p text:style-name="P1"><text:span text:style-name="T1">HYMN #658</text:span></text:p>
            <text:p text:style-name="P1"><text:span text:style-name="T2">“</text:span><text:span text:style-name="T2">Preserve Your Word, O Savio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6.416cm" svg:height="7.011cm" svg:x="0.762cm" svg:y="0.508cm">
          <draw:text-box>
            <text:p text:style-name="P4"><text:span text:style-name="T3">1. </text:span><text:span text:style-name="T2">Preserve Your Word, O Savior,</text:span></text:p>
            <text:p text:style-name="P4"><text:span text:style-name="T2">To us this latter day,</text:span></text:p>
            <text:p text:style-name="P4"><text:span text:style-name="T2">And let Your kingdom flourish;</text:span></text:p>
            <text:p text:style-name="P4"><text:span text:style-name="T2">Enlarge Your Church, we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7" draw:layer="layout" svg:width="24.638cm" svg:height="7.011cm" svg:x="1.778cm" svg:y="0.609cm">
          <draw:text-box>
            <text:p text:style-name="P6"><text:span text:style-name="T2">O keep our faith from failing;</text:span></text:p>
            <text:p text:style-name="P6"><text:span text:style-name="T2">Keep hopes bright star aglow.</text:span></text:p>
            <text:p text:style-name="P6"><text:span text:style-name="T2">Let nothing from truth turn us</text:span></text:p>
            <text:p text:style-name="P6"><text:span text:style-name="T2">While living here be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7" draw:layer="layout" svg:width="24.384cm" svg:height="7.011cm" svg:x="1.778cm" svg:y="0.508cm">
          <draw:text-box>
            <text:p text:style-name="P6"><text:span text:style-name="T4">2. </text:span><text:span text:style-name="T2">Preserve, O Lord, Your honor,</text:span></text:p>
            <text:p text:style-name="P6"><text:span text:style-name="T2">The bold blasphemer smite;</text:span></text:p>
            <text:p text:style-name="P6"><text:span text:style-name="T2">Convince, convert, enlighten</text:span></text:p>
            <text:p text:style-name="P6"><text:span text:style-name="T2">The souls in errors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7" draw:layer="layout" svg:width="24.13cm" svg:height="7.011cm" svg:x="1.962cm" svg:y="0.464cm">
          <draw:text-box>
            <text:p text:style-name="P6"><text:span text:style-name="T2">Reveal Your will, dear Savior,</text:span></text:p>
            <text:p text:style-name="P6"><text:span text:style-name="T2">To all who dwell below,</text:span></text:p>
            <text:p text:style-name="P6"><text:span text:style-name="T2">Great light of all the living,</text:span></text:p>
            <text:p text:style-name="P6"><text:span text:style-name="T2">That all Your name may kn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7" draw:layer="layout" svg:width="24.384cm" svg:height="7.011cm" svg:x="1.778cm" svg:y="0.508cm">
          <draw:text-box>
            <text:p text:style-name="P6"><text:span text:style-name="T4">3. </text:span><text:span text:style-name="T2">Preserve, O Lord, Your Zion,</text:span></text:p>
            <text:p text:style-name="P6"><text:span text:style-name="T2">Bought dearly with Your blood;</text:span></text:p>
            <text:p text:style-name="P6"><text:span text:style-name="T2">Protect what You have chosen</text:span></text:p>
            <text:p text:style-name="P6"><text:span text:style-name="T2">Against the hellish f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7" draw:layer="layout" svg:width="24.13cm" svg:height="7.011cm" svg:x="1.933cm" svg:y="0.481cm">
          <draw:text-box>
            <text:p text:style-name="P6"><text:span text:style-name="T2">Be always our defender</text:span></text:p>
            <text:p text:style-name="P6"><text:span text:style-name="T2">When dangers gather round;</text:span></text:p>
            <text:p text:style-name="P6"><text:span text:style-name="T2">When all the earth is crumbling,</text:span></text:p>
            <text:p text:style-name="P6"><text:span text:style-name="T2">Safe may Your Church be f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7" draw:layer="layout" svg:width="24.892cm" svg:height="7.011cm" svg:x="1.675cm" svg:y="0.528cm">
          <draw:text-box>
            <text:p text:style-name="P6"><text:span text:style-name="T4">4. </text:span><text:span text:style-name="T2">Preserve Your Word and preaching,</text:span></text:p>
            <text:p text:style-name="P6"><text:span text:style-name="T2">The truth that makes us whole,</text:span></text:p>
            <text:p text:style-name="P6"><text:span text:style-name="T2">The mirror of Your glory,</text:span></text:p>
            <text:p text:style-name="P6"><text:span text:style-name="T2">The power that saves the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3" draw:text-style-name="P7" draw:layer="layout" svg:width="24.892cm" svg:height="7.011cm" svg:x="1.524cm" svg:y="0.609cm">
          <draw:text-box>
            <text:p text:style-name="P6"><text:span text:style-name="T2">Oh, may this living water,</text:span></text:p>
            <text:p text:style-name="P6"><text:span text:style-name="T2">This dew of heavnly grace,</text:span></text:p>
            <text:p text:style-name="P6"><text:span text:style-name="T2">Sustain us while here living</text:span></text:p>
            <text:p text:style-name="P6"><text:span text:style-name="T2">Until we see Your 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2" draw:layer="layout" svg:width="24.384cm" svg:height="7.011cm" svg:x="1.778cm" svg:y="0.508cm">
          <draw:text-box>
            <text:p text:style-name="P1"><text:span text:style-name="T4">5. </text:span><text:span text:style-name="T2">Preserve in wave and tempest</text:span></text:p>
            <text:p text:style-name="P1"><text:span text:style-name="T2">Your storm-tossed little flock;</text:span></text:p>
            <text:p text:style-name="P1"><text:span text:style-name="T2">Assailed by wind and weather,</text:span></text:p>
            <text:p text:style-name="P1"><text:span text:style-name="T2">May it endure each shoc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4" draw:text-style-name="P2" draw:layer="layout" svg:width="24.638cm" svg:height="12.193cm" svg:x="1.778cm" svg:y="0.508cm">
          <draw:text-box>
            <text:p text:style-name="P1"><text:span text:style-name="T2">Stand at the helm, our pilot,</text:span></text:p>
            <text:p text:style-name="P1"><text:span text:style-name="T2">And set the course aright;</text:span></text:p>
            <text:p text:style-name="P1"><text:span text:style-name="T2">Then we will reach the harbor</text:span></text:p>
            <text:p text:style-name="P1"><text:span text:style-name="T2">In Your eternal light.</text:span></text:p>
            <text:p text:style-name="P8"><text:span text:style-name="T5"/></text:p>
            <text:p text:style-name="P8"><text:span text:style-name="T5"/></text:p>
            <text:p text:style-name="P8"><text:span text:style-name="T5"><text:s text:c="7"/></text:span><text:span text:style-name="T6">1941 Concordia Publishing House. </text:span></text:p>
            <text:p text:style-name="P8"><text:span text:style-name="T6"><text:s text:c="6"/></text:span><text:span text:style-name="T6">Used by permission: </text:span></text:p>
            <text:p text:style-name="P8"><text:span text:style-name="T6"><text:s text:c="6"/></text:span><text:span text:style-name="T6">LSB Hymn License .NET, </text:span></text:p>
            <text:p text:style-name="P8"><text:span text:style-name="T6"><text:s text:c="6"/></text:span><text:span text:style-name="T6">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22:19:32.588000000</meta:creation-date>
    <dc:date>2019-04-27T12:30:42.417000000</dc:date>
    <meta:editing-duration>PT16M18S</meta:editing-duration>
    <meta:editing-cycles>6</meta:editing-cycles>
    <meta:generator>LibreOffice/6.1.5.2$Windows_X86_64 LibreOffice_project/90f8dcf33c87b3705e78202e3df5142b201bd805</meta:generator>
    <meta:document-statistic meta:object-count="54"/>
  </office:meta>
</office:document-meta>
</file>